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C0000010F79F9C5ED5D7868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0.054cm" svg:height="7.17cm" draw:z-index="0"><draw:image xlink:href="Pictures/100000010000017C0000010F79F9C5ED5D7868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5:05:51.163968966</meta:creation-date>
    <dc:date>2023-08-31T15:16:01.217209783</dc:date>
    <meta:editing-duration>PT10M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